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rafficStatusAbreviations" style:family="table">
      <style:table-properties style:width="6.925in" table:align="margins"/>
    </style:style>
    <style:style style:name="TrafficStatusAbreviations.A" style:family="table-column">
      <style:table-column-properties style:column-width="0.9917in" style:rel-column-width="1428*"/>
    </style:style>
    <style:style style:name="TrafficStatusAbreviations.B" style:family="table-column">
      <style:table-column-properties style:column-width="5.9333in" style:rel-column-width="8544*"/>
    </style:style>
    <style:style style:name="TrafficStatusAbreviations.A1" style:family="table-cell">
      <style:table-cell-properties fo:padding="0.0382in" fo:border-left="0.0007in solid #000000" fo:border-right="none" fo:border-top="0.0007in solid #000000" fo:border-bottom="0.0007in solid #000000"/>
    </style:style>
    <style:style style:name="TrafficStatusAbreviations.B1" style:family="table-cell">
      <style:table-cell-properties fo:padding="0.0382in" fo:border="0.0007in solid #000000"/>
    </style:style>
    <style:style style:name="TrafficStatusAbreviations.A2" style:family="table-cell">
      <style:table-cell-properties fo:padding="0.0382in" fo:border-left="0.0007in solid #000000" fo:border-right="none" fo:border-top="none" fo:border-bottom="0.0007in solid #000000"/>
    </style:style>
    <style:style style:name="TrafficStatusAbrevia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Traffic” field in Net Manager 1.0</text:p>
      <text:p text:style-name="Standard"/>
      <text:p text:style-name="Standard">When using the Net Manager 1.0 program, by N3FJP – Affirmatech Software, the “Traffic” field is used for multiple purposes.</text:p>
      <text:p text:style-name="Standard"/>
      <text:p text:style-name="P2">[PROGRAM NOTE: When the ON/OFF switch is toggled to OFF in the Field Title Bar, only the small grid rectangular area will be in view, even though text may be entered beyond the space visible. <text:s/>When the ON/OFF switch is toggled to ON, a large text window opens, allowing the user to see the full, paragraph size, field area available.]</text:p>
      <text:p text:style-name="P2"/>
      <text:p text:style-name="Standard">The Traffic field was intended to hold message information being received from another associate. <text:s/>When acting as Net Control, or as a Net Monitor, the traffic field is handy for entering associate status abbreviations. <text:s/>Some common abbreviations follow:</text:p>
      <text:p text:style-name="Standard"/>
      <table:table table:name="TrafficStatusAbreviations" table:style-name="TrafficStatusAbreviations">
        <table:table-column table:style-name="TrafficStatusAbreviations.A"/>
        <table:table-column table:style-name="TrafficStatusAbreviations.B"/>
        <table:table-row>
          <table:table-cell table:style-name="TrafficStatusAbreviations.A1" office:value-type="string">
            <text:p text:style-name="P3">Abbreviation</text:p>
          </table:table-cell>
          <table:table-cell table:style-name="TrafficStatusAbreviations.B1" office:value-type="string">
            <text:p text:style-name="P4">Meaning</text:p>
          </table:table-cell>
        </table:table-row>
        <table:table-row>
          <table:table-cell table:style-name="TrafficStatusAbreviations.A2" office:value-type="string">
            <text:p text:style-name="Table_20_Contents">Callsign</text:p>
          </table:table-cell>
          <table:table-cell table:style-name="TrafficStatusAbreviations.B2" office:value-type="string">
            <text:p text:style-name="Table_20_Contents">If a callsign is entered in the traffic field, it is the callsign of the relay station who passed either check-in or traffic from that associate</text:p>
          </table:table-cell>
        </table:table-row>
        <table:table-row>
          <table:table-cell table:style-name="TrafficStatusAbreviations.A2" office:value-type="string">
            <text:p text:style-name="Table_20_Contents">Digit</text:p>
          </table:table-cell>
          <table:table-cell table:style-name="TrafficStatusAbreviations.B2" office:value-type="string">
            <text:p text:style-name="Table_20_Contents">If a digit is entered (ex. 1, 2, etc.) this indicates which turn for comment the associate has been called for. (Some nets are formal “round-robins” meaning associates are called in turn, multiple times, to comment or give input to an ongoing net conversation</text:p>
          </table:table-cell>
        </table:table-row>
        <table:table-row>
          <table:table-cell table:style-name="TrafficStatusAbreviations.A2" office:value-type="string">
            <text:p text:style-name="Table_20_Contents">Hyphen “-”</text:p>
          </table:table-cell>
          <table:table-cell table:style-name="TrafficStatusAbreviations.B2" office:value-type="string">
            <text:p text:style-name="Table_20_Contents">An associate was called by either Pre Net Control or Net Control for comments and did not respond. (A place marker for re-call at end-of-net by the Net Control)</text:p>
          </table:table-cell>
        </table:table-row>
        <table:table-row>
          <table:table-cell table:style-name="TrafficStatusAbreviations.A2" office:value-type="string">
            <text:p text:style-name="Table_20_Contents">N</text:p>
          </table:table-cell>
          <table:table-cell table:style-name="TrafficStatusAbreviations.B2" office:value-type="string">
            <text:p text:style-name="Table_20_Contents">Associate has been called to give his/her comments during the formal net and responded</text:p>
          </table:table-cell>
        </table:table-row>
        <table:table-row>
          <table:table-cell table:style-name="TrafficStatusAbreviations.A2" office:value-type="string">
            <text:p text:style-name="Table_20_Contents">Nc or “Net Control</text:p>
          </table:table-cell>
          <table:table-cell table:style-name="TrafficStatusAbreviations.B2" office:value-type="string">
            <text:p text:style-name="Table_20_Contents">Associate is acting as primary Net Control person for the current net session</text:p>
          </table:table-cell>
        </table:table-row>
        <table:table-row>
          <table:table-cell table:style-name="TrafficStatusAbreviations.A2" office:value-type="string">
            <text:p text:style-name="Table_20_Contents">Nr</text:p>
          </table:table-cell>
          <table:table-cell table:style-name="TrafficStatusAbreviations.B2" office:value-type="string">
            <text:p text:style-name="Table_20_Contents">User cannot directly copy (hear) this associate's transmissions</text:p>
          </table:table-cell>
        </table:table-row>
        <table:table-row>
          <table:table-cell table:style-name="TrafficStatusAbreviations.A2" office:value-type="string">
            <text:p text:style-name="Table_20_Contents">P</text:p>
          </table:table-cell>
          <table:table-cell table:style-name="TrafficStatusAbreviations.B2" office:value-type="string">
            <text:p text:style-name="Table_20_Contents">Associate has been called for his/her comments to the Pre-net group, during the check-in period prior to the formal net and responded</text:p>
          </table:table-cell>
        </table:table-row>
        <table:table-row>
          <table:table-cell table:style-name="TrafficStatusAbreviations.A2" office:value-type="string">
            <text:p text:style-name="Table_20_Contents">Pre</text:p>
          </table:table-cell>
          <table:table-cell table:style-name="TrafficStatusAbreviations.B2" office:value-type="string">
            <text:p text:style-name="Table_20_Contents">Associate is acting as Pre-Net Control person for the check-in session prior to the formal net</text:p>
          </table:table-cell>
        </table:table-row>
        <table:table-row>
          <table:table-cell table:style-name="TrafficStatusAbreviations.A2" office:value-type="string">
            <text:p text:style-name="Table_20_Contents">R</text:p>
          </table:table-cell>
          <table:table-cell table:style-name="TrafficStatusAbreviations.B2" office:value-type="string">
            <text:p text:style-name="Table_20_Contents">User can directly copy (hear) this associate's transmissions</text:p>
          </table:table-cell>
        </table:table-row>
        <table:table-row>
          <table:table-cell table:style-name="TrafficStatusAbreviations.A2" office:value-type="string">
            <text:p text:style-name="Table_20_Contents">St</text:p>
          </table:table-cell>
          <table:table-cell table:style-name="TrafficStatusAbreviations.B2" office:value-type="string">
            <text:p text:style-name="Table_20_Contents">“Short time” Associate cannot stay for net proper and has checked-in and checked-out, leaving comments immediately, if asked by net control</text:p>
          </table:table-cell>
        </table:table-row>
        <table:table-row>
          <table:table-cell table:style-name="TrafficStatusAbreviations.A2" office:value-type="string">
            <text:p text:style-name="Table_20_Contents">Traffic</text:p>
          </table:table-cell>
          <table:table-cell table:style-name="TrafficStatusAbreviations.B2" office:value-type="string">
            <text:p text:style-name="Table_20_Contents">If an associate has traffic to pass, the word “Traffic” is entered with any routing information (geographic destination or callsign of associate the traffic is intended for) given at time of listing</text:p>
          </table:table-cell>
        </table:table-row>
        <table:table-row>
          <table:table-cell table:style-name="TrafficStatusAbreviations.A2" office:value-type="string">
            <text:p text:style-name="Table_20_Contents">X</text:p>
          </table:table-cell>
          <table:table-cell table:style-name="TrafficStatusAbreviations.B2" office:value-type="string">
            <text:p text:style-name="Table_20_Contents">Associate has been called for his/her turn to offer comments and responded</text:p>
          </table:table-cell>
        </table:table-row>
      </table:table>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 Jurmo</meta:initial-creator>
    <meta:creation-date>2015-03-26T18:40:03.87</meta:creation-date>
    <meta:document-statistic meta:table-count="1" meta:image-count="0" meta:object-count="0" meta:page-count="1" meta:paragraph-count="31" meta:word-count="390" meta:character-count="2318"/>
    <dc:date>2015-03-26T19:13:09.31</dc:date>
    <dc:creator>Tim Jurmo</dc:creator>
    <meta:editing-duration>PT14M15S</meta:editing-duration>
    <meta:editing-cycles>1</meta:editing-cycles>
    <meta:generator>OpenOffice/4.1.1$Win32 OpenOffice.org_project/411m6$Build-9775</meta:generator>
  </office:meta>
</office:document-meta>
</file>